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54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\% Ciclo de Trabajo</text:p>
          </table:table-cell>
          <table:table-cell office:value-type="string" calcext:value-type="string">
            <text:p>Voltaje AC $[V_{AC}]$</text:p>
          </table:table-cell>
          <table:table-cell office:value-type="string" calcext:value-type="string">
            <text:p>Voltaje DC <text:s/>$[V_{DC}]$</text:p>
          </table:table-cell>
          <table:table-cell office:value-type="string" calcext:value-type="string">
            <text:p><text:s/>$[V_{AC}]^2$</text:p>
          </table:table-cell>
          <table:table-cell office:value-type="string" calcext:value-type="string">
            <text:p>$[V_{DC}]^2$</text:p>
          </table:table-cell>
          <table:table-cell office:value-type="string" calcext:value-type="string">
            <text:p><text:s/>$[sqrt{(V_{AC})^2+(V_{DC})^2}]$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-8.01" calcext:value-type="float">
            <text:p>-8.01</text:p>
          </table:table-cell>
          <table:table-cell table:formula="of:=[.B2]^2" office:value-type="float" office:value="34.81" calcext:value-type="float">
            <text:p>34.81</text:p>
          </table:table-cell>
          <table:table-cell table:formula="of:=[.C2]^2" office:value-type="float" office:value="64.1601" calcext:value-type="float">
            <text:p>64.1601</text:p>
          </table:table-cell>
          <table:table-cell table:formula="of:=([.D2]+[.E2])*(1/2)" office:value-type="float" office:value="49.48505" calcext:value-type="float">
            <text:p>49.48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6.01" calcext:value-type="float">
            <text:p>-6.01</text:p>
          </table:table-cell>
          <table:table-cell table:formula="of:=[.B3]^2" office:value-type="float" office:value="64" calcext:value-type="float">
            <text:p>64</text:p>
          </table:table-cell>
          <table:table-cell table:formula="of:=[.C3]^2" office:value-type="float" office:value="36.1201" calcext:value-type="float">
            <text:p>36.1201</text:p>
          </table:table-cell>
          <table:table-cell table:formula="of:=([.D3]+[.E3])*(1/2)" office:value-type="float" office:value="50.06005" calcext:value-type="float">
            <text:p>50.06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" calcext:value-type="float">
            <text:p>9.3</text:p>
          </table:table-cell>
          <table:table-cell office:value-type="float" office:value="-4.01" calcext:value-type="float">
            <text:p>-4.01</text:p>
          </table:table-cell>
          <table:table-cell table:formula="of:=[.B4]^2" office:value-type="float" office:value="86.49" calcext:value-type="float">
            <text:p>86.49</text:p>
          </table:table-cell>
          <table:table-cell table:formula="of:=[.C4]^2" office:value-type="float" office:value="16.0801" calcext:value-type="float">
            <text:p>16.0801</text:p>
          </table:table-cell>
          <table:table-cell table:formula="of:=([.D4]+[.E4])*(1/2)" office:value-type="float" office:value="51.28505" calcext:value-type="float">
            <text:p>51.285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3" calcext:value-type="float">
            <text:p>9.83</text:p>
          </table:table-cell>
          <table:table-cell office:value-type="float" office:value="-2.01" calcext:value-type="float">
            <text:p>-2.01</text:p>
          </table:table-cell>
          <table:table-cell table:formula="of:=[.B5]^2" office:value-type="float" office:value="96.6289" calcext:value-type="float">
            <text:p>96.6289</text:p>
          </table:table-cell>
          <table:table-cell table:formula="of:=[.C5]^2" office:value-type="float" office:value="4.0401" calcext:value-type="float">
            <text:p>4.0401</text:p>
          </table:table-cell>
          <table:table-cell table:formula="of:=([.D5]+[.E5])*(1/2)" office:value-type="float" office:value="50.3345" calcext:value-type="float">
            <text:p>50.33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09" calcext:value-type="float">
            <text:p>10.09</text:p>
          </table:table-cell>
          <table:table-cell office:value-type="float" office:value="-0.012" calcext:value-type="float">
            <text:p>-0.012</text:p>
          </table:table-cell>
          <table:table-cell table:formula="of:=[.B6]^2" office:value-type="float" office:value="101.8081" calcext:value-type="float">
            <text:p>101.8081</text:p>
          </table:table-cell>
          <table:table-cell table:formula="of:=[.C6]^2" office:value-type="float" office:value="0.000144" calcext:value-type="float">
            <text:p>0.000144</text:p>
          </table:table-cell>
          <table:table-cell table:formula="of:=([.D6]+[.E6])*(1/2)" office:value-type="float" office:value="50.904122" calcext:value-type="float">
            <text:p>50.904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85" calcext:value-type="float">
            <text:p>9.85</text:p>
          </table:table-cell>
          <table:table-cell office:value-type="float" office:value="1.98" calcext:value-type="float">
            <text:p>1.98</text:p>
          </table:table-cell>
          <table:table-cell table:formula="of:=[.B7]^2" office:value-type="float" office:value="97.0225" calcext:value-type="float">
            <text:p>97.0225</text:p>
          </table:table-cell>
          <table:table-cell table:formula="of:=[.C7]^2" office:value-type="float" office:value="3.9204" calcext:value-type="float">
            <text:p>3.9204</text:p>
          </table:table-cell>
          <table:table-cell table:formula="of:=([.D7]+[.E7])*(1/2)" office:value-type="float" office:value="50.47145" calcext:value-type="float">
            <text:p>50.471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27" calcext:value-type="float">
            <text:p>9.27</text:p>
          </table:table-cell>
          <table:table-cell office:value-type="float" office:value="3.98" calcext:value-type="float">
            <text:p>3.98</text:p>
          </table:table-cell>
          <table:table-cell table:formula="of:=[.B8]^2" office:value-type="float" office:value="85.9329" calcext:value-type="float">
            <text:p>85.9329</text:p>
          </table:table-cell>
          <table:table-cell table:formula="of:=[.C8]^2" office:value-type="float" office:value="15.8404" calcext:value-type="float">
            <text:p>15.8404</text:p>
          </table:table-cell>
          <table:table-cell table:formula="of:=([.D8]+[.E8])*(1/2)" office:value-type="float" office:value="50.88665" calcext:value-type="float">
            <text:p>50.886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8.5</text:p>
          </table:table-cell>
          <table:table-cell office:value-type="float" office:value="5.98" calcext:value-type="float">
            <text:p>5.98</text:p>
          </table:table-cell>
          <table:table-cell table:formula="of:=[.B9]^2" office:value-type="float" office:value="72.25" calcext:value-type="float">
            <text:p>72.25</text:p>
          </table:table-cell>
          <table:table-cell table:formula="of:=[.C9]^2" office:value-type="float" office:value="35.7604" calcext:value-type="float">
            <text:p>35.7604</text:p>
          </table:table-cell>
          <table:table-cell table:formula="of:=([.D9]+[.E9])*(1/2)" office:value-type="float" office:value="54.0052" calcext:value-type="float">
            <text:p>54.0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13" calcext:value-type="float">
            <text:p>6.13</text:p>
          </table:table-cell>
          <table:table-cell office:value-type="float" office:value="7.99" calcext:value-type="float">
            <text:p>7.99</text:p>
          </table:table-cell>
          <table:table-cell table:formula="of:=[.B10]^2" office:value-type="float" office:value="37.5769" calcext:value-type="float">
            <text:p>37.5769</text:p>
          </table:table-cell>
          <table:table-cell table:formula="of:=[.C10]^2" office:value-type="float" office:value="63.8401" calcext:value-type="float">
            <text:p>63.8401</text:p>
          </table:table-cell>
          <table:table-cell table:formula="of:=([.D10]+[.E10])*(1/2)" office:value-type="float" office:value="50.7085" calcext:value-type="float">
            <text:p>50.7085</text:p>
          </table:table-cell>
        </table:table-row>
      </table:table>
      <table:table table:name="Hoja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saparece Componente</text:p>
          </table:table-cell>
          <table:table-cell office:value-type="string" calcext:value-type="string">
            <text:p>\% Ciclo de Trabajo</text:p>
          </table:table-cell>
          <table:table-cell office:value-type="string" calcext:value-type="string">
            <text:p>Ciclo de Trabajo \frac{N}{D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\frac{1}{1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11" calcext:value-type="float">
            <text:p>11.11</text:p>
          </table:table-cell>
          <table:table-cell office:value-type="string" calcext:value-type="string">
            <text:p>\frac{1}{9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\frac{1}{8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\frac{1}{7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\frac{1}{6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frac{1}{5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frac{1}{4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\frac{1}{3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\frac{1}{2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66" calcext:value-type="float">
            <text:p>56.66</text:p>
          </table:table-cell>
          <table:table-cell office:value-type="string" calcext:value-type="string">
            <text:p>\frac{2}{3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\frac{3}{4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\frac{4}{5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\frac{5}{6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71" calcext:value-type="float">
            <text:p>85.71</text:p>
          </table:table-cell>
          <table:table-cell office:value-type="string" calcext:value-type="string">
            <text:p>\frac{6}{7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\frac{7}{8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88" calcext:value-type="float">
            <text:p>88.88</text:p>
          </table:table-cell>
          <table:table-cell office:value-type="string" calcext:value-type="string">
            <text:p>\frac{8}{9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\frac{9}{10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3:11:22.984932439</meta:creation-date>
    <dc:date>2018-03-16T13:31:58.145320713</dc:date>
    <meta:editing-duration>PT8M45S</meta:editing-duration>
    <meta:editing-cycles>2</meta:editing-cycles>
    <meta:generator>LibreOffice/6.0.2.1.0$Linux_X86_64 LibreOffice_project/00m0$Build-1</meta:generator>
    <meta:document-statistic meta:table-count="2" meta:cell-count="114" meta:object-count="0"/>
  </office:meta>
</office:document-meta>
</file>